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mk" fo:country="MK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.00.0000</text:date>, <text:time style:data-style-name="N2" text:time-value="14:06:19.0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4T21:54:34.200000000</meta:creation-date>
    <dc:date>2020-11-15T15:14:04.839000000</dc:date>
    <meta:editing-duration>PT1H14M22S</meta:editing-duration>
    <meta:editing-cycles>4</meta:editing-cycles>
    <meta:generator>LibreOffice/7.0.3.1$Windows_X86_64 LibreOffice_project/d7547858d014d4cf69878db179d326fc3483e082</meta:generator>
    <meta:document-statistic meta:table-count="1" meta:cell-count="64" meta:object-count="0"/>
  </office:meta>
</office:document-meta>
</file>